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1.3291in"/>
    </style:style>
    <style:style style:name="ro1" style:family="table-row">
      <style:table-row-properties style:row-height="0.203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00" fo:padding="0.028in"/>
    </style:style>
    <style:style style:name="ce4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padding="0.028in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default-cell-style-name="ce2"/>
        <table:table-column table:style-name="co1" table:number-columns-repeated="4" table:default-cell-style-name="ce4"/>
        <table:table-column table:style-name="co1" table:default-cell-style-name="ce6"/>
        <table:table-column table:style-name="co1" table:default-cell-style-name="ce4"/>
        <table:table-column table:style-name="co1" table:number-columns-repeated="4" table:default-cell-style-name="ce6"/>
        <table:table-column table:style-name="co2" table:default-cell-style-name="ce2"/>
        <table:table-column table:style-name="co3" table:default-cell-style-name="ce4"/>
        <table:table-column table:style-name="co1" table:number-columns-repeated="243" table:default-cell-style-name="ce5"/>
        <table:table-row table:style-name="ro1">
          <table:table-cell table:style-name="ce1" office:value-type="string" calcext:value-type="string">
            <text:p>project_name</text:p>
          </table:table-cell>
          <table:table-cell table:style-name="ce3" office:value-type="string" calcext:value-type="string">
            <text:p>project_description</text:p>
          </table:table-cell>
          <table:table-cell table:style-name="ce5" office:value-type="string" calcext:value-type="string">
            <text:p>taxonomy_name</text:p>
          </table:table-cell>
          <table:table-cell table:style-name="ce1" office:value-type="string" calcext:value-type="string">
            <text:p>background_strain</text:p>
          </table:table-cell>
          <table:table-cell table:style-name="ce5" office:value-type="string" calcext:value-type="string">
            <text:p>transgenic_line_name</text:p>
          </table:table-cell>
          <table:table-cell table:style-name="ce5" office:value-type="string" calcext:value-type="string">
            <text:p>age</text:p>
          </table:table-cell>
          <table:table-cell table:style-name="ce3" office:value-type="string" calcext:value-type="string">
            <text:p>age_unit</text:p>
          </table:table-cell>
          <table:table-cell table:style-name="ce3" office:value-type="string" calcext:value-type="string">
            <text:p>sex</text:p>
          </table:table-cell>
          <table:table-cell table:style-name="ce5" office:value-type="string" calcext:value-type="string">
            <text:p>organ</text:p>
          </table:table-cell>
          <table:table-cell table:style-name="ce5" office:value-type="string" calcext:value-type="string">
            <text:p>organ_substructure</text:p>
          </table:table-cell>
          <table:table-cell table:style-name="ce5" office:value-type="string" calcext:value-type="string">
            <text:p>assay</text:p>
          </table:table-cell>
          <table:table-cell table:style-name="ce3" office:value-type="string" calcext:value-type="string">
            <text:p>slicing_direction</text:p>
          </table:table-cell>
          <table:table-cell table:style-name="ce3" office:value-type="string" calcext:value-type="string">
            <text:p>processing_level</text:p>
          </table:table-cell>
          <table:table-cell table:style-name="ce3" office:value-type="string" calcext:value-type="string">
            <text:p>image_map_style</text:p>
          </table:table-cell>
          <table:table-cell table:style-name="ce1" office:value-type="string" calcext:value-type="string">
            <text:p>image_filename_pattern</text:p>
          </table:table-cell>
          <table:table-cell table:style-name="ce3" office:value-type="string" calcext:value-type="string">
            <text:p>directory</text:p>
          </table:table-cell>
          <table:table-cell table:number-columns-repeated="241"/>
          <table:table-cell table:style-name="Default" table:number-columns-repeated="2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office:value-type="string" calcext:value-type="string">
            <text:p>This needs to be filled in.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issl</text:p>
          </table:table-cell>
          <table:table-cell table:style-name="ce6"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style-name="ce6" office:value-type="string" calcext:value-type="string">
            <text:p>Unknown</text:p>
          </table:table-cell>
          <table:table-cell table:number-columns-repeated="4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chongwei/SW170829-01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office:value-type="string" calcext:value-type="string">
            <text:p>This needs to be filled in.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issl</text:p>
          </table:table-cell>
          <table:table-cell table:style-name="ce6"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style-name="ce6" office:value-type="string" calcext:value-type="string">
            <text:p>Unknown</text:p>
          </table:table-cell>
          <table:table-cell table:number-columns-repeated="4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chongwei/SW170829-02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office:value-type="string" calcext:value-type="string">
            <text:p>This needs to be filled in.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issl</text:p>
          </table:table-cell>
          <table:table-cell table:style-name="ce6"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style-name="ce6" office:value-type="string" calcext:value-type="string">
            <text:p>Unknown</text:p>
          </table:table-cell>
          <table:table-cell table:number-columns-repeated="4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chongwei/SW170910-01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office:value-type="string" calcext:value-type="string">
            <text:p>This needs to be filled in.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issl</text:p>
          </table:table-cell>
          <table:table-cell table:style-name="ce6"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style-name="ce6" office:value-type="string" calcext:value-type="string">
            <text:p>Unknown</text:p>
          </table:table-cell>
          <table:table-cell table:number-columns-repeated="4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chongwei/SW170917-01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office:value-type="string" calcext:value-type="string">
            <text:p>This needs to be filled in.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issl</text:p>
          </table:table-cell>
          <table:table-cell table:style-name="ce6"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style-name="ce6" office:value-type="string" calcext:value-type="string">
            <text:p>Unknown</text:p>
          </table:table-cell>
          <table:table-cell table:number-columns-repeated="4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chongwei/SW171101-01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office:value-type="string" calcext:value-type="string">
            <text:p>This needs to be filled in.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issl</text:p>
          </table:table-cell>
          <table:table-cell table:style-name="ce6"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style-name="ce6" office:value-type="string" calcext:value-type="string">
            <text:p>Unknown</text:p>
          </table:table-cell>
          <table:table-cell table:number-columns-repeated="4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chongwei/SW171101-02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office:value-type="string" calcext:value-type="string">
            <text:p>This needs to be filled in.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issl</text:p>
          </table:table-cell>
          <table:table-cell table:style-name="ce6"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style-name="ce6" office:value-type="string" calcext:value-type="string">
            <text:p>Unknown</text:p>
          </table:table-cell>
          <table:table-cell table:number-columns-repeated="4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chongwei/SW171102-01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office:value-type="string" calcext:value-type="string">
            <text:p>This needs to be filled in.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issl</text:p>
          </table:table-cell>
          <table:table-cell table:style-name="ce6"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style-name="ce6" office:value-type="string" calcext:value-type="string">
            <text:p>Unknown</text:p>
          </table:table-cell>
          <table:table-cell table:number-columns-repeated="4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chongwei/SW171130-01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office:value-type="string" calcext:value-type="string">
            <text:p>This needs to be filled in.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issl</text:p>
          </table:table-cell>
          <table:table-cell table:style-name="ce6"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style-name="ce6" office:value-type="string" calcext:value-type="string">
            <text:p>Unknown</text:p>
          </table:table-cell>
          <table:table-cell table:number-columns-repeated="4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chongwei/SW171130-02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office:value-type="string" calcext:value-type="string">
            <text:p>This needs to be filled in.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issl</text:p>
          </table:table-cell>
          <table:table-cell table:style-name="ce6"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style-name="ce6" office:value-type="string" calcext:value-type="string">
            <text:p>Unknown</text:p>
          </table:table-cell>
          <table:table-cell table:number-columns-repeated="4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chongwei/SW171120-01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office:value-type="string" calcext:value-type="string">
            <text:p>This needs to be filled in.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issl</text:p>
          </table:table-cell>
          <table:table-cell table:style-name="ce6"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style-name="ce6" office:value-type="string" calcext:value-type="string">
            <text:p>Unknown</text:p>
          </table:table-cell>
          <table:table-cell table:number-columns-repeated="4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chongwei/SW171120-02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office:value-type="string" calcext:value-type="string">
            <text:p>This needs to be filled in.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issl</text:p>
          </table:table-cell>
          <table:table-cell table:style-name="ce6"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style-name="ce6" office:value-type="string" calcext:value-type="string">
            <text:p>Unknown</text:p>
          </table:table-cell>
          <table:table-cell table:number-columns-repeated="4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chongwei/SW171120-04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office:value-type="string" calcext:value-type="string">
            <text:p>This needs to be filled in.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issl</text:p>
          </table:table-cell>
          <table:table-cell table:style-name="ce6"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style-name="ce6" office:value-type="string" calcext:value-type="string">
            <text:p>Unknown</text:p>
          </table:table-cell>
          <table:table-cell table:number-columns-repeated="4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chongwei/SW171120-05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office:value-type="string" calcext:value-type="string">
            <text:p>This needs to be filled in.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issl</text:p>
          </table:table-cell>
          <table:table-cell table:style-name="ce6"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style-name="ce6" office:value-type="string" calcext:value-type="string">
            <text:p>Unknown</text:p>
          </table:table-cell>
          <table:table-cell table:number-columns-repeated="4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chongwei/SW171219-01A</text:p>
          </table:table-cell>
          <table:table-cell table:number-columns-repeated="243"/>
        </table:table-row>
        <table:table-row table:style-name="ro1" table:number-rows-repeated="8">
          <table:table-cell table:number-columns-repeated="259"/>
        </table:table-row>
        <table:table-row table:style-name="ro1" table:number-rows-repeated="17">
          <table:table-cell table:number-columns-repeated="15"/>
          <table:table-cell table:style-name="ce5"/>
          <table:table-cell table:number-columns-repeated="243"/>
        </table:table-row>
        <table:table-row table:style-name="ro1">
          <table:table-cell table:number-columns-repeated="4"/>
          <table:table-cell table:style-name="Default"/>
          <table:table-cell table:number-columns-repeated="10"/>
          <table:table-cell table:style-name="ce5"/>
          <table:table-cell table:number-columns-repeated="243"/>
        </table:table-row>
        <table:table-row table:style-name="ro1" table:number-rows-repeated="2">
          <table:table-cell table:number-columns-repeated="15"/>
          <table:table-cell table:style-name="ce5"/>
          <table:table-cell table:number-columns-repeated="243"/>
        </table:table-row>
        <table:table-row table:style-name="ro1">
          <table:table-cell table:number-columns-repeated="15"/>
          <table:table-cell table:style-name="ce5"/>
          <table:table-cell table:number-columns-repeated="2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currency-style style:name="N10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 style:data-style-name="N2" text:time-value="18:13:14.2367835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ob </meta:initial-creator>
    <meta:creation-date>2018-07-24T11:50:11.887237420</meta:creation-date>
    <dc:date>2018-07-24T18:13:45.317167544</dc:date>
    <dc:creator>jacob </dc:creator>
    <meta:editing-duration>P0D</meta:editing-duration>
    <meta:editing-cycles>4</meta:editing-cycles>
    <meta:generator>LibreOffice/4.2.8.2$Linux_X86_64 LibreOffice_project/420m0$Build-2</meta:generator>
    <meta:document-statistic meta:table-count="1" meta:cell-count="226" meta:object-count="0"/>
  </office:meta>
</office:document-meta>
</file>